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nochromeBitmapConverter.setHi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MonochromeBitmapConverter.convertToMonochrome( BufferedImage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